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Row97" style:family="table-row">
      <style:table-row-properties style:min-row-height="0.3805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Header" style:family="paragraph">
      <style:paragraph-properties fo:text-align="end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ableColumn259" style:family="table-column">
      <style:table-column-properties style:column-width="0.8104in" style:use-optimal-column-width="false"/>
    </style:style>
    <style:style style:name="TableColumn260" style:family="table-column">
      <style:table-column-properties style:column-width="2.875in" style:use-optimal-column-width="false"/>
    </style:style>
    <style:style style:name="TableColumn261" style:family="table-column">
      <style:table-column-properties style:column-width="0.6868in" style:use-optimal-column-width="false"/>
    </style:style>
    <style:style style:name="TableColumn262" style:family="table-column">
      <style:table-column-properties style:column-width="3.0631in" style:use-optimal-column-width="false"/>
    </style:style>
    <style:style style:name="Table258" style:family="table">
      <style:table-properties style:width="7.4354in" fo:margin-left="-0.0069in" table:align="left"/>
    </style:style>
    <style:style style:name="TableRow263" style:family="table-row">
      <style:table-row-properties style:min-row-height="0.395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HTMLPreformatted" style:family="paragraph">
      <style:paragraph-properties fo:background-color="#FFFFFF"/>
    </style:style>
    <style:style style:name="T268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4" style:family="table-row">
      <style:table-row-properties style:min-row-height="0.4125in"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1" style:family="table-row">
      <style:table-row-properties style:min-row-height="0.3263in"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4" style:parent-style-name="DefaultParagraphFont" style:family="text">
      <style:text-properties fo:font-size="16pt" style:font-size-asian="16pt" style:font-size-complex="16pt" style:script-type="complex"/>
    </style:style>
    <style:style style:name="T3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3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1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</style:style>
    <style:style style:name="T35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0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3" style:parent-style-name="DefaultParagraphFont" style:family="text">
      <style:text-properties style:font-name="Nirmala UI" style:font-name-complex="Nirmala UI" fo:font-size="20pt" style:font-size-asian="20pt" style:font-size-complex="16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87" style:parent-style-name="DefaultParagraphFont" style:family="text">
      <style:text-properties fo:font-size="16pt" style:font-size-asian="16pt" style:font-size-complex="16pt" style:script-type="complex"/>
    </style:style>
    <style:style style:name="T3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text-properties fo:font-size="14pt" style:font-size-asian="14pt" style:font-size-complex="14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3" style:parent-style-name="DefaultParagraphFont" style:family="text">
      <style:text-properties fo:font-size="16pt" style:font-size-asian="16pt" style:font-size-complex="16pt" style:script-type="complex"/>
    </style:style>
    <style:style style:name="T4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text-properties fo:font-size="14pt" style:font-size-asian="14pt" style:font-size-complex="14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text-properties fo:font-size="14pt" style:font-size-asian="14pt" style:font-size-complex="14pt"/>
    </style:style>
    <style:style style:name="P466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6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6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9" style:parent-style-name="Normal" style:family="paragraph">
      <style:paragraph-properties fo:text-align="center"/>
    </style:style>
    <style:style style:name="P470" style:parent-style-name="Normal" style:family="paragraph">
      <style:paragraph-properties fo:text-align="center"/>
    </style:style>
    <style:style style:name="P471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2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73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74" style:parent-style-name="DefaultParagraphFont" style:family="text">
      <style:text-properties fo:color="#212121" fo:font-size="13pt" style:font-size-asian="13pt" style:font-size-complex="13pt" style:script-type="complex"/>
    </style:style>
    <style:style style:name="T475" style:parent-style-name="DefaultParagraphFont" style:family="text">
      <style:text-properties fo:color="#212121" fo:font-size="13pt" style:font-size-asian="13pt" style:font-size-complex="13pt" style:script-type="complex"/>
    </style:style>
    <style:style style:name="T476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77" style:parent-style-name="DefaultParagraphFont" style:family="text">
      <style:text-properties fo:color="#212121" fo:font-size="13pt" style:font-size-asian="13pt" style:font-size-complex="13pt" style:script-type="complex"/>
    </style:style>
    <style:style style:name="T478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79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80" style:parent-style-name="DefaultParagraphFont" style:family="text">
      <style:text-properties fo:color="#212121" fo:font-size="13pt" style:font-size-asian="13pt" style:font-size-complex="13pt" style:script-type="complex"/>
    </style:style>
    <style:style style:name="T481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2" style:parent-style-name="DefaultParagraphFont" style:family="text">
      <style:text-properties fo:color="#212121" fo:font-size="13pt" style:font-size-asian="13pt" style:font-size-complex="13pt" style:script-type="complex"/>
    </style:style>
    <style:style style:name="P483" style:parent-style-name="Header" style:family="paragraph">
      <style:paragraph-properties fo:text-align="end"/>
      <style:text-properties fo:font-size="16pt" style:font-size-asian="16pt" style:font-size-complex="16pt"/>
    </style:style>
    <style:style style:name="P484" style:parent-style-name="Header" style:family="paragraph">
      <style:paragraph-properties fo:text-align="end"/>
    </style:style>
    <style:style style:name="T485" style:parent-style-name="DefaultParagraphFont" style:family="text">
      <style:text-properties fo:font-size="16pt" style:font-size-asian="16pt" style:font-size-complex="16pt"/>
    </style:style>
    <style:style style:name="T486" style:parent-style-name="DefaultParagraphFont" style:family="text"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TableContents"><text:span text:style-name="T192"><draw:custom-shape svg:x="-0.01319in" svg:y="0.00347in" svg:width="3.71875in" svg:height="0.84375in" draw:z-index="251659264" draw:id="id0" draw:style-name="a1" draw:name="Rounded Rectangle 13" text:anchor-type="paragraph"><svg:title/><svg:desc/><text:p text:style-name="P193"><text:span text:style-name="T194">अनाउंसमेंट ना चले तो<text:s/></text:span><text:span text:style-name="T195">BUSFLIX <text:s/></text:span><text:span text:style-name="T196">बॉक्स बंद चालू करे</text:span></text:p><text:p text:style-name="P197"/><text:p text:style-name="P19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<text:s/></text:span><text:span text:style-name="T206"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 press<text:s/>“Backspace”(Red) key.</text:p>
      <text:p text:style-name="P255"/>
      <text:p text:style-name="P256"><text:span text:style-name="T257">busflix.in</text:span></text:p>
      <text:p text:style-name="Footer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<text:span text:style-name="T268"><text:s text:c="8"/></text:span><text:span text:style-name="T269"><text:s/>नांदेड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उमरखेड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मजलगाव</text:span></text:p>
          </table:table-cell>
          <table:table-cell table:style-name="TableCell280">
            <text:p text:style-name="P281">50</text:p>
          </table:table-cell>
          <table:table-cell table:style-name="TableCell282">
            <text:p text:style-name="TableContents"><text:span text:style-name="T283">नगर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पथरी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औरंगाबाद</text:span></text:p>
          </table:table-cell>
        </table:table-row>
        <table:table-row table:style-name="TableRow293">
          <table:table-cell table:style-name="TableCell294">
            <text:p text:style-name="P295">43</text:p>
          </table:table-cell>
          <table:table-cell table:style-name="TableCell296">
            <text:p text:style-name="TableContents"><text:span text:style-name="T297">परभणी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जालना</text:span></text:p>
          </table:table-cell>
        </table:table-row>
        <table:table-row table:style-name="TableRow302">
          <table:table-cell table:style-name="TableCell303">
            <text:p text:style-name="P304">44</text:p>
          </table:table-cell>
          <table:table-cell table:style-name="TableCell305">
            <text:p text:style-name="TableContents"><text:span text:style-name="T306">बसमाथ</text:span></text:p>
          </table:table-cell>
          <table:table-cell table:style-name="TableCell307">
            <text:p text:style-name="P308">74</text:p>
          </table:table-cell>
          <table:table-cell table:style-name="TableCell309">
            <text:p text:style-name="TableContents"><text:span text:style-name="T310">मेहकर</text:span></text:p>
          </table:table-cell>
        </table:table-row>
        <table:table-row table:style-name="TableRow311">
          <table:table-cell table:style-name="TableCell312">
            <text:p text:style-name="P313">45</text:p>
          </table:table-cell>
          <table:table-cell table:style-name="TableCell314">
            <text:p text:style-name="TableContents"><text:span text:style-name="T315">मालेगाव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TableContents"><text:span text:style-name="T319">वाशीम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टारोडा नाका</text:span></text:p>
          </table:table-cell>
          <table:table-cell table:style-name="TableCell325">
            <text:p text:style-name="P326">45</text:p>
          </table:table-cell>
          <table:table-cell table:style-name="TableCell327">
            <text:p text:style-name="TableContents"><text:span text:style-name="T328">मालेगाव</text:span></text:p>
          </table:table-cell>
        </table:table-row>
        <table:table-row table:style-name="TableRow329">
          <table:table-cell table:style-name="TableCell330">
            <text:p text:style-name="P331">47</text:p>
          </table:table-cell>
          <table:table-cell table:style-name="TableCell332">
            <text:p text:style-name="TableContents"><text:span text:style-name="T333">हिंगोली</text:span><text:span text:style-name="T334"><text:s/></text:span><text:span text:style-name="T335">गेट</text:span></text:p>
          </table:table-cell>
          <table:table-cell table:style-name="TableCell336">
            <text:p text:style-name="P337">77</text:p>
          </table:table-cell>
          <table:table-cell table:style-name="TableCell338">
            <text:p text:style-name="TableContents"><text:span text:style-name="T339">पुसद</text:span></text:p>
          </table:table-cell>
        </table:table-row>
        <table:table-row table:style-name="TableRow340">
          <table:table-cell table:style-name="TableCell341">
            <text:p text:style-name="P342">48</text:p>
          </table:table-cell>
          <table:table-cell table:style-name="TableCell343">
            <text:p text:style-name="TableContents"/>
          </table:table-cell>
          <table:table-cell table:style-name="TableCell344">
            <text:p text:style-name="P345">78</text:p>
          </table:table-cell>
          <table:table-cell table:style-name="TableCell346">
            <text:p text:style-name="TableContents"><text:span text:style-name="T347">उमरखेड</text:span>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><text:span text:style-name="T353">पुणे</text:span></text:p>
          </table:table-cell>
          <table:table-cell table:style-name="TableCell354">
            <text:p text:style-name="P355">79</text:p>
          </table:table-cell>
          <table:table-cell table:style-name="TableCell356">
            <text:p text:style-name="TableContents"/>
          </table:table-cell>
        </table:table-row>
        <table:table-row table:style-name="TableRow357">
          <table:table-cell table:style-name="TableCell358">
            <text:p text:style-name="P359">50</text:p>
          </table:table-cell>
          <table:table-cell table:style-name="TableCell360">
            <text:p text:style-name="TableContents"><text:span text:style-name="T361">नगर</text:span></text:p>
          </table:table-cell>
          <table:table-cell table:style-name="TableCell362">
            <text:p text:style-name="P363">80</text:p>
          </table:table-cell>
          <table:table-cell table:style-name="TableCell364">
            <text:p text:style-name="TableContents"/>
          </table:table-cell>
        </table:table-row>
        <table:table-row table:style-name="TableRow365">
          <table:table-cell table:style-name="TableCell366">
            <text:p text:style-name="P367">51</text:p>
          </table:table-cell>
          <table:table-cell table:style-name="TableCell368">
            <text:p text:style-name="TableContents"><text:span text:style-name="T369">शिक्रापूर</text:span></text:p>
          </table:table-cell>
          <table:table-cell table:style-name="TableCell370">
            <text:p text:style-name="P371">81</text:p>
          </table:table-cell>
          <table:table-cell table:style-name="TableCell372">
            <text:p text:style-name="TableContents"><text:span text:style-name="T373"><text:s/></text:span></text:p>
          </table:table-cell>
        </table:table-row>
        <table:table-row table:style-name="TableRow374">
          <table:table-cell table:style-name="TableCell375">
            <text:p text:style-name="P376">52</text:p>
          </table:table-cell>
          <table:table-cell table:style-name="TableCell377">
            <text:p text:style-name="TableContents"><text:span text:style-name="T378">वाघोली</text:span></text:p>
          </table:table-cell>
          <table:table-cell table:style-name="TableCell379">
            <text:p text:style-name="P380">82</text:p>
          </table:table-cell>
          <table:table-cell table:style-name="TableCell381">
            <text:p text:style-name="TableContents"/>
          </table:table-cell>
        </table:table-row>
        <table:table-row table:style-name="TableRow382">
          <table:table-cell table:style-name="TableCell383">
            <text:p text:style-name="P384">53</text:p>
          </table:table-cell>
          <table:table-cell table:style-name="TableCell385">
            <text:p text:style-name="TableContents"><text:span text:style-name="T386">चंदनगर</text:span><text:span text:style-name="T387"><text:s/></text:span><text:span text:style-name="T388">बायपास</text:span></text:p>
          </table:table-cell>
          <table:table-cell table:style-name="TableCell389">
            <text:p text:style-name="P390">83</text:p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54</text:p>
          </table:table-cell>
          <table:table-cell table:style-name="TableCell396">
            <text:p text:style-name="TableContents"><text:span text:style-name="T397">विमान नगर</text:span></text:p>
          </table:table-cell>
          <table:table-cell table:style-name="TableCell398">
            <text:p text:style-name="P399">84</text:p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>55</text:p>
          </table:table-cell>
          <table:table-cell table:style-name="TableCell405">
            <text:p text:style-name="TableContents"><text:span text:style-name="T406">येरवडा</text:span></text:p>
          </table:table-cell>
          <table:table-cell table:style-name="TableCell407">
            <text:p text:style-name="P408">85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56</text:p>
          </table:table-cell>
          <table:table-cell table:style-name="TableCell414">
            <text:p text:style-name="TableContents"><text:span text:style-name="T415">संगमवाडी</text:span></text:p>
          </table:table-cell>
          <table:table-cell table:style-name="TableCell416">
            <text:p text:style-name="P417">86</text:p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57</text:p>
          </table:table-cell>
          <table:table-cell table:style-name="TableCell423">
            <text:p text:style-name="TableContents"><text:span text:style-name="T424">नासिकफाटा</text:span></text:p>
          </table:table-cell>
          <table:table-cell table:style-name="TableCell425">
            <text:p text:style-name="P426">87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58</text:p>
          </table:table-cell>
          <table:table-cell table:style-name="TableCell432">
            <text:p text:style-name="TableContents"><text:span text:style-name="T433"><text:s/></text:span><text:span text:style-name="T434">चिंचवड</text:span></text:p>
          </table:table-cell>
          <table:table-cell table:style-name="TableCell435">
            <text:p text:style-name="P436">88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59</text:p>
          </table:table-cell>
          <table:table-cell table:style-name="TableCell442">
            <text:p text:style-name="TableContents"><text:span text:style-name="T443">निगडी</text:span></text:p>
          </table:table-cell>
          <table:table-cell table:style-name="TableCell444">
            <text:p text:style-name="P445">89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60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90</text:p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61</text:p>
          </table:table-cell>
          <table:table-cell table:style-name="TableCell460">
            <text:p text:style-name="P461"/>
          </table:table-cell>
          <table:table-cell table:style-name="TableCell462">
            <text:p text:style-name="P463">91</text:p>
          </table:table-cell>
          <table:table-cell table:style-name="TableCell464">
            <text:p text:style-name="P465"/>
          </table:table-cell>
        </table:table-row>
      </table:table>
      <text:p text:style-name="P466"><text:span text:style-name="T467"><draw:custom-shape svg:x="4.36667in" svg:y="0.14653in" svg:width="3.01667in" svg:height="0.925in" draw:z-index="251661312" draw:id="id1" draw:style-name="a2" draw:name="Rounded Rectangle 15" text:anchor-type="paragraph"><svg:title/><svg:desc/><text:p text:style-name="P468">Restart BUSFLIX box if Announcement is not playing</text:p><text:p text:style-name="P469"/><text:p text:style-name="P47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71"><text:span text:style-name="T472">इस्तेमाल <text:s/>–</text:span></text:p>
      <text:p text:style-name="Footer"><text:span text:style-name="T473">1.<text:s/></text:span><text:bookmark-start text:name="tw-target-text"/><text:bookmark-end text:name="tw-target-text"/><text:span text:style-name="T474">सही नंबर दबाएं<text:s/></text:span><text:span text:style-name="T475">और तुरंत कीपैड पर ग्रीन</text:span><text:span text:style-name="T476"><text:s/>बटन</text:span><text:span text:style-name="T477"><text:s/>दबाएं।</text:span></text:p>
      <text:p text:style-name="Footer"><text:span text:style-name="T478">2.<text:s/></text:span><text:span text:style-name="T479">अन्नोउंसमेंट<text:s/></text:span><text:span text:style-name="T480">को रोकने के लिए लाल</text:span><text:span text:style-name="T481"><text:s/>बटन</text:span><text:span text:style-name="T482"><text:s/>दबाएं ।</text:span></text:p>
      <text:p text:style-name="P483"/>
      <text:p text:style-name="P484"><text:span text:style-name="T485"><text:s text:c="43"/>busflix.in</text:span><text:span text:style-name="T48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IN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6"/></text:span><text:span text:style-name="T15"><text:tab/></text:span><text:span text:style-name="T16">MH 38 F 2007</text:span><text:span text:style-name="T17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7-24T13:50:00Z</meta:creation-date>
    <dc:date>2017-09-09T08:51:00Z</dc:date>
    <meta:template xlink:href="Normal" xlink:type="simple"/>
    <meta:editing-cycles>34</meta:editing-cycles>
    <meta:editing-duration>PT93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9" meta:character-count="1471" meta:row-count="10" meta:non-whitespace-character-count="1254"/>
  </office:meta>
</office:document-meta>
</file>